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324cm" fo:min-width="11.174cm"/>
    </style:style>
    <style:style style:name="gr2" style:family="graphic" style:parent-style-name="standard">
      <style:graphic-properties draw:textarea-horizontal-align="justify" draw:textarea-vertical-align="middle" draw:auto-grow-height="false" fo:min-height="1.105cm" fo:min-width="8.754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1.466cm" fo:min-width="2.716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1.466cm" fo:min-width="2.116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.466cm" fo:min-width="2.616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marker-start="Symmetric_20_Arrow" draw:marker-start-width="0.3cm" draw:marker-end="Symmetric_20_Arrow" draw:marker-end-width="0.3cm" draw:textarea-vertical-align="middle"/>
    </style:style>
    <style:style style:name="gr8" style:family="graphic" style:parent-style-name="standard">
      <style:graphic-properties draw:stroke="none" draw:fill="none" fo:min-height="1.423cm"/>
    </style:style>
    <style:style style:name="gr9" style:family="graphic" style:parent-style-name="objectwithoutfill">
      <style:graphic-properties svg:stroke-color="#3465a4" draw:fill="none" draw:textarea-vertical-align="middle"/>
    </style:style>
    <style:style style:name="P1" style:family="paragraph">
      <style:paragraph-properties fo:text-align="center"/>
      <style:text-properties fo:color="#eeeeee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color="#eeeeee" fo:font-size="18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dddddd"/>
      <style:paragraph-properties fo:text-align="center"/>
      <style:text-properties fo:color="#000099" fo:font-size="14pt" style:font-size-asian="14pt" style:font-size-complex="14pt"/>
    </style:style>
    <style:style style:name="P6" style:family="paragraph">
      <style:text-properties fo:color="#3465a4" fo:font-size="14pt" style:font-size-asian="14pt" style:font-size-complex="14pt"/>
    </style:style>
    <style:style style:name="P7" style:family="paragraph">
      <loext:graphic-properties draw:fill="none" draw:fill-color="#ffffff"/>
      <style:text-properties fo:color="#3465a4"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eeeeee"/>
    </style:style>
    <style:style style:name="T2" style:family="text">
      <style:text-properties fo:color="#000099" fo:font-size="14pt" style:font-size-asian="14pt" style:font-size-complex="14pt"/>
    </style:style>
    <style:style style:name="T3" style:family="text">
      <style:text-properties fo:color="#3465a4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6cm" svg:height="9.5cm" svg:x="0.477cm" svg:y="0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9.4cm" svg:height="1.501cm" svg:x="2.2cm" svg:y="8.1cm">
          <text:p text:style-name="P2"><text:span text:style-name="T1">Energies</text:span><text:span text:style-name="T1">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4cm" svg:height="1.9cm" svg:x="9.6cm" svg:y="4.3cm">
          <text:p text:style-name="P4"><text:span text:style-name="T2">Technolog</text:span><text:span text:style-name="T2">ien</text:span></text:p>
          <text:p text:style-name="P4"><text:span text:style-name="T2">Energie-</text:span></text:p>
          <text:p text:style-name="P4"><text:span text:style-name="T2">bereitstell</text:span><text:span text:style-name="T2">u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8cm" svg:height="1.9cm" svg:x="1.2cm" svg:y="4.3cm">
          <text:p text:style-name="P4"><text:span text:style-name="T2">Energie</text:span></text:p>
          <text:p text:style-name="P4"><text:span text:style-name="T2">Nachf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cm" svg:height="1.9cm" svg:x="5.2cm" svg:y="4.3cm">
          <text:p text:style-name="P4"><text:span text:style-name="T2">Politische</text:span></text:p>
          <text:p text:style-name="P4"><text:span text:style-name="T2">Rahmenbe-</text:span></text:p>
          <text:p text:style-name="P4"><text:span text:style-name="T2">dingung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3.9cm" svg:height="1cm" svg:x="4.1cm" svg:y="6.5cm">
          <draw:text-box>
            <text:p text:style-name="P6"><text:span text:style-name="T3">Zielstell</text:span><text:span text:style-name="T3">ung</text:span></text:p>
          </draw:text-box>
        </draw:frame>
        <draw:line draw:style-name="gr7" draw:text-style-name="P8" draw:layer="layout" svg:x1="3.5cm" svg:y1="6.4cm" svg:x2="4.2cm" svg:y2="7.8cm">
          <text:p/>
        </draw:line>
        <draw:line draw:style-name="gr7" draw:text-style-name="P8" draw:layer="layout" svg:x1="6.9cm" svg:y1="6.4cm" svg:x2="6.9cm" svg:y2="7.9cm">
          <text:p/>
        </draw:line>
        <draw:line draw:style-name="gr7" draw:text-style-name="P8" draw:layer="layout" svg:x1="10.6cm" svg:y1="6.4cm" svg:x2="9.9cm" svg:y2="7.9cm">
          <text:p/>
        </draw:line>
        <draw:line draw:style-name="gr7" draw:text-style-name="P8" draw:layer="layout" svg:x1="8.6cm" svg:y1="5.3cm" svg:x2="9.5cm" svg:y2="5.3cm">
          <text:p/>
        </draw:line>
        <draw:line draw:style-name="gr7" draw:text-style-name="P8" draw:layer="layout" svg:x1="4.153cm" svg:y1="5.283cm" svg:x2="5cm" svg:y2="5.3cm">
          <text:p/>
        </draw:line>
        <draw:frame draw:style-name="gr8" draw:text-style-name="P9" draw:layer="layout" svg:width="10.2cm" svg:height="1.673cm" svg:x="2cm" svg:y="0.828cm">
          <draw:text-box>
            <text:p text:style-name="P2"><text:span text:style-name="T1">Gesellschaftliche Entwicklung</text:span></text:p>
            <text:p text:style-name="P2"><text:span text:style-name="T1">und Transformation</text:span></text:p>
          </draw:text-box>
        </draw:frame>
        <draw:line draw:style-name="gr9" draw:text-style-name="P10" draw:layer="layout" svg:x1="0.5cm" svg:y1="3.4cm" svg:x2="13.1cm" svg:y2="3.4cm">
          <text:p/>
        </draw:line>
        <draw:custom-shape draw:style-name="gr1" draw:text-style-name="P1" draw:layer="layout" svg:width="12.6cm" svg:height="9.5cm" svg:x="15.018cm" svg:y="0.6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9.4cm" svg:height="1.501cm" svg:x="16.541cm" svg:y="8.094cm">
          <text:p text:style-name="P2"><text:span text:style-name="T1">Energie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4cm" svg:height="1.9cm" svg:x="23.941cm" svg:y="4.294cm">
          <text:p text:style-name="P4"><text:span text:style-name="T2">Technologien</text:span></text:p>
          <text:p text:style-name="P4"><text:span text:style-name="T2">Energie-</text:span></text:p>
          <text:p text:style-name="P4"><text:span text:style-name="T2">bereitstellu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8cm" svg:height="1.9cm" svg:x="15.541cm" svg:y="4.294cm">
          <text:p text:style-name="P4"><text:span text:style-name="T2">Energie</text:span></text:p>
          <text:p text:style-name="P4"><text:span text:style-name="T2">Nachf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cm" svg:height="1.9cm" svg:x="19.541cm" svg:y="4.294cm">
          <text:p text:style-name="P4"><text:span text:style-name="T2">Politische</text:span></text:p>
          <text:p text:style-name="P4"><text:span text:style-name="T2">Rahmenbe-</text:span></text:p>
          <text:p text:style-name="P4"><text:span text:style-name="T2">dingung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10.2cm" svg:height="1.673cm" svg:x="16.341cm" svg:y="0.821cm">
          <draw:text-box>
            <text:p text:style-name="P2"><text:span text:style-name="T1">Ge</text:span><text:span text:style-name="T1">sell</text:span><text:span text:style-name="T1">sch</text:span><text:span text:style-name="T1">aftli</text:span><text:span text:style-name="T1">che </text:span><text:span text:style-name="T1">Ent</text:span><text:span text:style-name="T1">wic</text:span><text:span text:style-name="T1">klu</text:span><text:span text:style-name="T1">ng</text:span></text:p>
            <text:p text:style-name="P2"><text:span text:style-name="T1">und </text:span><text:span text:style-name="T1">Tra</text:span><text:span text:style-name="T1">nsf</text:span><text:span text:style-name="T1">or</text:span><text:span text:style-name="T1">mat</text:span><text:span text:style-name="T1">ion</text:span></text:p>
          </draw:text-box>
        </draw:frame>
        <draw:frame draw:style-name="gr6" draw:text-style-name="P7" draw:layer="layout" svg:width="3.9cm" svg:height="1cm" svg:x="18.241cm" svg:y="2.994cm">
          <draw:text-box>
            <text:p text:style-name="P6"><text:span text:style-name="T3">Ziel</text:span><text:span text:style-name="T3">stell</text:span><text:span text:style-name="T3">ung</text:span></text:p>
          </draw:text-box>
        </draw:frame>
        <draw:line draw:style-name="gr7" draw:text-style-name="P8" draw:layer="layout" svg:x1="17.841cm" svg:y1="6.394cm" svg:x2="18.541cm" svg:y2="7.794cm">
          <text:p/>
        </draw:line>
        <draw:line draw:style-name="gr7" draw:text-style-name="P8" draw:layer="layout" svg:x1="21.241cm" svg:y1="6.394cm" svg:x2="21.241cm" svg:y2="7.894cm">
          <text:p/>
        </draw:line>
        <draw:line draw:style-name="gr7" draw:text-style-name="P8" draw:layer="layout" svg:x1="24.941cm" svg:y1="6.394cm" svg:x2="24.241cm" svg:y2="7.894cm">
          <text:p/>
        </draw:line>
        <draw:line draw:style-name="gr7" draw:text-style-name="P8" draw:layer="layout" svg:x1="22.941cm" svg:y1="5.294cm" svg:x2="23.841cm" svg:y2="5.294cm">
          <text:p/>
        </draw:line>
        <draw:line draw:style-name="gr7" draw:text-style-name="P8" draw:layer="layout" svg:x1="18.494cm" svg:y1="5.277cm" svg:x2="19.341cm" svg:y2="5.294cm">
          <text:p/>
        </draw:line>
        <draw:line draw:style-name="gr7" draw:text-style-name="P8" draw:layer="layout" svg:x1="21.248cm" svg:y1="2.611cm" svg:x2="21.248cm" svg:y2="4.111cm">
          <text:p/>
        </draw:line>
        <draw:line draw:style-name="gr7" draw:text-style-name="P8" draw:layer="layout" svg:x1="24.541cm" svg:y1="2.794cm" svg:x2="25.441cm" svg:y2="4.094cm">
          <text:p/>
        </draw:line>
        <draw:line draw:style-name="gr7" draw:text-style-name="P8" draw:layer="layout" svg:x1="24.541cm" svg:y1="2.794cm" svg:x2="25.441cm" svg:y2="4.094cm">
          <text:p/>
        </draw:line>
        <draw:line draw:style-name="gr7" draw:text-style-name="P8" draw:layer="layout" svg:x1="18.041cm" svg:y1="2.794cm" svg:x2="16.841cm" svg:y2="4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8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7T09:17:23.131391386</meta:creation-date>
    <dc:date>2018-04-13T10:28:50.518975669</dc:date>
    <meta:editing-duration>PT2H1M19S</meta:editing-duration>
    <meta:editing-cycles>9</meta:editing-cycles>
    <meta:generator>LibreOffice/5.1.6.2$Linux_X86_64 LibreOffice_project/10m0$Build-2</meta:generator>
    <meta:document-statistic meta:object-count="29"/>
  </office:meta>
</office:document-meta>
</file>